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50c26" officeooo:paragraph-rsid="00050c26"/>
    </style:style>
    <style:style style:name="P2" style:family="paragraph" style:parent-style-name="Standard">
      <style:paragraph-properties fo:text-align="justify" style:justify-single-word="false"/>
      <style:text-properties officeooo:rsid="00063093" officeooo:paragraph-rsid="00063093"/>
    </style:style>
    <style:style style:name="P3" style:family="paragraph" style:parent-style-name="Standard">
      <style:paragraph-properties fo:text-align="justify" style:justify-single-word="false"/>
      <style:text-properties officeooo:rsid="00073154" officeooo:paragraph-rsid="00073154"/>
    </style:style>
    <style:style style:name="T1" style:family="text">
      <style:text-properties officeooo:rsid="0006205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UROCRACIA</text:p>
      <text:p text:style-name="P1">Capers Jones llama una sección PAPELEO <text:span text:style-name="T1">el papeleo es pura burocracia. Se llegó a la conclusión de que el papeleo es la segunda categoría más importante del trabajo de desarrollo de sistemas. El papeleo es responsable de más de in treinta por ciento del costo de producción de un producto dado.</text:span></text:p>
      <text:p text:style-name="P2">Existe una tendencia, deprimente, para que los trabajadores de desarrollo sean cada vez más burócratas. <text:s text:c="2"/>Algunas empresas lo ven como una pesadilla y otras como una carga de trámites minúscula.</text:p>
      <text:p text:style-name="P2">Papeleo sin sentido solo es un desperdicio, debe ser identificado porque impide que la gente trabaje. Los equipos deben de crecer en base a metas. Los objetivos y metas para el equipo deben ser establecidos, no basta con solo decirles.</text:p>
      <text:p text:style-name="P2"/>
      <text:p text:style-name="P2">SEPARACIÓN FÍSICA</text:p>
      <text:p text:style-name="P3">La interacción entre los equipos de un departamento son altamente importantes, debido a que los lazos entre los miembros pueden crecer más fuerte con vecinos, que en grupos. Sin embargo, el tener personas al lado porque suele existir ruido y la interrupción. Un equipo bien disciplinado tiende a entrar en modo silencioso, al mismo tiempo, así que existe menos interrupciones. El poner junto a un equpo es bueno porque da la oportunidad de interacción informal necesaria para el equipo.</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8T12:39:56.165885432</meta:creation-date>
    <dc:date>2016-02-08T14:05:46.953976846</dc:date>
    <meta:editing-duration>PT10M</meta:editing-duration>
    <meta:editing-cycles>1</meta:editing-cycles>
    <meta:document-statistic meta:table-count="0" meta:image-count="0" meta:object-count="0" meta:page-count="1" meta:paragraph-count="6" meta:word-count="203" meta:character-count="1235" meta:non-whitespace-character-count="1036"/>
    <meta:generator>LibreOffice/4.2.8.2$Linux_X86_64 LibreOffice_project/420m0$Build-2</meta:generator>
  </office:meta>
</office:document-meta>
</file>